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8T11:00:00" calcext:value-type="date">
            <text:p>03/08/22 11:00 AM</text:p>
          </table:table-cell>
          <table:table-cell table:style-name="ce15" table:formula="of:=[.B94]-[.A94]" office:value-type="time" office:time-value="PT00H00M00S" calcext:value-type="time">
            <text:p>00:00:00</text:p>
          </table:table-cell>
          <table:table-cell table:style-name="ce7" table:formula="of:=[.C94]+[.D93]" office:value-type="time" office:time-value="PT58H55M59.999999S" calcext:value-type="time">
            <text:p>58:56:00</text:p>
          </table:table-cell>
          <table:table-cell office:value-type="string" calcext:value-type="string">
            <text:p>Improve API output</text:p>
          </table:table-cell>
          <table:table-cell table:number-columns-repeated="59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8:55:10.1719726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8T18:56:44.221122145</dc:date>
    <meta:editing-cycles>147</meta:editing-cycles>
    <meta:editing-duration>P1DT20H30M2S</meta:editing-duration>
    <meta:generator>LibreOffice/7.2.4.1$NetBSD_X86_64 LibreOffice_project/20$Build-1</meta:generator>
    <meta:document-statistic meta:table-count="1" meta:cell-count="456" meta:object-count="0"/>
    <meta:user-defined meta:name="AppVersion">15.0000</meta:user-defined>
  </office:meta>
</office:document-meta>
</file>